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944" calcext:value-type="float">
            <text:p>136.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544" calcext:value-type="float">
            <text:p>134.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816" calcext:value-type="float">
            <text:p>130.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096" calcext:value-type="float">
            <text:p>129.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76" calcext:value-type="float">
            <text:p>129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84" calcext:value-type="float">
            <text:p>128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412</text:p>
          </table:table-cell>
          <table:table-cell office:value-type="string" calcext:value-type="string">
            <text:p>TWDB:064641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